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56cm" svg:height="2.286cm" svg:x="2.016cm" svg:y="1.762cm">
          <text:p text:style-name="P1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556cm" svg:height="2.286cm" svg:x="2.016cm" svg:y="6.842cm">
          <text:p text:style-name="P1">LO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556cm" svg:height="2.286cm" svg:x="8.239cm" svg:y="1.762cm">
          <text:p text:style-name="P1">PIX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5.572cm" svg:y1="2.905cm" svg:x2="8.239cm" svg:y2="2.905cm" draw:start-shape="id1" draw:start-glue-point="10" draw:end-shape="id2" draw:end-glue-point="6" svg:d="M5572 2905h2667" svg:viewBox="0 0 2668 1">
          <text:p/>
        </draw:connector>
        <draw:connector draw:style-name="gr2" draw:text-style-name="P1" draw:layer="layout" draw:type="curve" svg:x1="8.759cm" svg:y1="3.714cm" svg:x2="5.052cm" svg:y2="3.714cm" draw:start-shape="id2" draw:start-glue-point="7" draw:end-shape="id1" draw:end-glue-point="9" svg:d="M8759 3714c0 1252-3707 1252-3707 0" svg:viewBox="0 0 3708 940">
          <text:p/>
        </draw:connector>
        <draw:connector draw:style-name="gr2" draw:text-style-name="P1" draw:layer="layout" draw:type="curve" svg:x1="3.794cm" svg:y1="4.048cm" svg:x2="3.794cm" svg:y2="6.842cm" draw:start-shape="id1" draw:start-glue-point="8" draw:end-shape="id3" draw:end-glue-point="4" svg:d="M3794 4048v2794" svg:viewBox="0 0 1 2795">
          <text:p/>
        </draw:connector>
        <draw:connector draw:style-name="gr2" draw:text-style-name="P1" draw:layer="layout" draw:type="curve" svg:x1="5.052cm" svg:y1="7.176cm" svg:x2="5.052cm" svg:y2="3.714cm" draw:start-shape="id3" draw:start-glue-point="11" draw:end-shape="id1" draw:end-glue-point="9" svg:d="M5052 7176v-3462" svg:viewBox="0 0 1 3463">
          <text:p/>
        </draw:connector>
        <draw:connector draw:style-name="gr2" draw:text-style-name="P1" draw:layer="layout" draw:type="curve" svg:x1="2.016cm" svg:y1="2.905cm" svg:x2="2.536cm" svg:y2="2.096cm" draw:start-shape="id1" draw:start-glue-point="6" draw:end-shape="id1" draw:end-glue-point="5" svg:d="M2016 2905c-751 0-627-823-309-1338s829-723 829 529" svg:viewBox="0 0 1079 1743">
          <text:p/>
        </draw:connector>
        <draw:frame draw:style-name="gr3" draw:text-style-name="P2" draw:layer="layout" svg:width="2.54cm" svg:height="1.039cm" svg:x="1.508cm" svg:y="4.556cm">
          <draw:text-box>
            <text:p text:style-name="P2"><text:span text:style-name="T1">load_texture </text:span></text:p>
            <text:p text:style-name="P2"><text:span text:style-name="T1">== 1</text:span></text:p>
          </draw:text-box>
        </draw:frame>
        <draw:frame draw:style-name="gr3" draw:text-style-name="P2" draw:layer="layout" svg:width="2.54cm" svg:height="1.039cm" svg:x="5.699cm" svg:y="1.866cm">
          <draw:text-box>
            <text:p text:style-name="P2"><text:span text:style-name="T1">get_rgba</text:span></text:p>
            <text:p text:style-name="P2"><text:span text:style-name="T1">==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4-30T21:53:09.139781534</meta:creation-date>
    <dc:date>2016-04-30T21:56:36.490759633</dc:date>
    <dc:creator>Mentor Graphics</dc:creator>
    <meta:editing-duration>P0D</meta:editing-duration>
    <meta:editing-cycles>1</meta:editing-cycles>
    <meta:document-statistic meta:object-count="10"/>
    <meta:generator>LibreOffice/4.2.8.2$Linux_X86_64 LibreOffice_project/420$Build-2</meta:generator>
  </office:meta>
</office:document-meta>
</file>